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Helvetica" fo:font-size="12.0pt"/>
    </style:style>
    <style:style style:name="TableColumn1" style:family="table-column">
      <style:table-column-properties style:column-width="3.4625in" style:rel-column-width="32767*"/>
    </style:style>
  </office:automatic-styles>
  <office:body>
    <office:text>
      <text:p text:style-name="P1">Hola Andros,</text:p>
      <text:p text:style-name="P1"/>
      <text:p text:style-name="P1">Tal y como comenté en la presentación, tenía pendiente hacer el portfolio de Branding. Como verás, te he entregado el proyecto sin haberlo hecho.</text:p>
      <text:p text:style-name="P1"/>
      <text:p text:style-name="P1">Las dos razones por las cuales no lo he hecho todavía son tiempo y función.</text:p>
      <text:p text:style-name="P1"/>
      <text:p text:style-name="P1">Tiempo, porque el mismo día de la presentación empecé a trabajar, acabo muy tarde todos los días y, sinceramente, no me da la vida ahora mismo para plantearme la segunda razón, función.</text:p>
      <text:p text:style-name="P1"/>
      <text:p text:style-name="P1">Por función me refiero a ‘qué busco conseguir con ese apartado en mi página web’. Y tras estar dos semanas preguntándomelo todos los días, todavía no tengo una respuesta concreta.</text:p>
      <text:p text:style-name="P1">¿Clientela para branding? No es algo que busque profesionalmente.</text:p>
      <text:p text:style-name="P1">¿Enseñar el proceso de creación de mi web? No creo que llamarlo Branding ni meterlo dentro de Portfolio sea lo más adecuado.</text:p>
      <text:p text:style-name="P1"/>
      <text:p text:style-name="P1">Por estas razones he decidido eliminarlo del menú de navegación (creo recordar que simplemente lo dejé comentado por si ‘el futuro’). Aún así, verás que sigue apareciendo en la animación cíclica del landing. Tendría que modificar demasiados porcentajes (algunos con 3 y 4 decimales de precisión) y recalcular todas las animaciones para que el ciclo sea coherente con tres enlaces y no cuatro.</text:p>
      <text:p text:style-name="P1"/>
      <text:p text:style-name="P1">Tampoco he subido la web a un hosting ni la he convertido en mi portfolio principal porque ni tengo dicho apartado ni tengo funcionalidad en el formulario de contacto.</text:p>
      <text:p text:style-name="P1"/>
      <text:p text:style-name="P1">Durante el verano, con el tiempo del que disponga, espero poder iniciarme por mi cuenta en JavaScript y darle en un fututo próximo esas últimas pinceladas para que la web sea completamente funcional y pueda por fin publicarla. También me vendrá bien JS para las prácticas que ya tengo firmadas de diseño y desarrollo web en Ranktop :)</text:p>
      <text:p text:style-name="P1"/>
      <text:p text:style-name="P1">Por si todavía no lo he demostrado lo suficiente, de verdad, gracias. Creo que no eres consciente de que en estos tres meses has hecho renacer una pasión mía que tenía enterrada desde que la descubrí hace seis años en un cuatrimestre fallido de carrera universitaria.</text:p>
      <text:p text:style-name="P1"/>
      <text:p text:style-name="P1">Has sido, con muchísima diferencia, el mejor profesor que he tenido en Idecrea (sin menospreciar por supuesto al resto de profesionales) e incluso uno de los mejores mentores que he tenido nunca. Tienes un don de gentes y un don para enseñar, y es una bendición que hayas decidido exprimirlos y que yo haya tenido la oportunidad de disfrutarlos.</text:p>
      <text:p text:style-name="P1"/>
      <text:p text:style-name="P1">Mil gracias por tu tiempo.</text:p>
      <text:p text:style-name="P1"/>
      <text:p text:style-name="P1">Quizás, solo quizás, nos veamos de nuevo en las clases de JavaScript. Prometo intentar no cuestionar tu código cada dos por tres como hacía con CSS ;) (aunque conociéndome, romperé la promesa, soy demasiado curioso).</text:p>
      <text:p text:style-name="P1"/>
      <text:p text:style-name="P1">Que vaya todo muy bien.</text:p>
      <text:p text:style-name="P1"/>
      <text:p text:style-name="P1">A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299.6</meta:generator>
  </office:meta>
</office:document-meta>
</file>